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CE8B00003AB200001D66EA4468CFDCA7F5F4.svg" manifest:media-type="image/svg+xml"/>
  <manifest:file-entry manifest:full-path="Pictures/10000001000002C60000016441788660987714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erif" svg:font-family="'Noto Serif'" style:font-family-generic="roman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7.646cm" fo:min-width="13.246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7cm" fo:min-width="0cm"/>
      <style:paragraph-properties style:writing-mode="lr-tb"/>
    </style:style>
    <style:style style:name="gr3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Noto Seri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Noto Serif" fo:font-weight="bold" style:font-weight-asian="bold" style:font-weight-complex="bold"/>
    </style:style>
    <style:style style:name="T2" style:family="text">
      <style:text-properties style:font-name="Noto Seri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14.6cm" svg:height="8.75cm" svg:x="0cm" svg:y="0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8cm" svg:height="1.737cm" svg:x="0.75cm" svg:y="1.513cm">
          <draw:text-box>
            <text:p><text:span text:style-name="T1">Free PDF Manipulation</text:span></text:p>
            <text:p><text:span text:style-name="T2">for Press and Printing</text:span></text:p>
          </draw:text-box>
        </draw:frame>
        <draw:frame draw:style-name="gr3" draw:text-style-name="P3" draw:layer="layout" svg:width="14.599cm" svg:height="7.311cm" svg:x="-0.349cm" svg:y="0.689cm">
          <draw:image xlink:href="Pictures/1000CE8B00003AB200001D66EA4468CFDCA7F5F4.svg" xlink:type="simple" xlink:show="embed" xlink:actuate="onLoad" draw:mime-type="image/svg+xml">
            <text:p/>
          </draw:image>
          <draw:image xlink:href="Pictures/10000001000002C60000016441788660987714C8.png" xlink:type="simple" xlink:show="embed" xlink:actuate="onLoad" draw:mime-type="image/png"/>
          <svg:title>HornPenguine_Whole_Body
       </svg:titl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erif" svg:font-family="'Noto Serif'" style:font-family-generic="roman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KR" fo:font-size="24pt" fo:language="en" fo:country="US" style:font-name-asian="Noto Serif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KR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1" style:font-family-asian="'Noto Sans KR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6cm" fo:page-height="8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15T13:44:45.885000000</meta:creation-date>
    <dc:date>2022-07-15T14:24:28.157000000</dc:date>
    <meta:editing-duration>PT6M8S</meta:editing-duration>
    <meta:editing-cycles>3</meta:editing-cycles>
    <meta:generator>LibreOffice/7.3.4.2$Windows_X86_64 LibreOffice_project/728fec16bd5f605073805c3c9e7c4212a0120dc5</meta:generator>
    <meta:document-statistic meta:object-count="3"/>
  </office:meta>
</office:document-meta>
</file>